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serif" svg:font-family="Sans-serif"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5pt" fo:font-weight="bold" officeooo:rsid="0030ff07" officeooo:paragraph-rsid="0030ff07" style:font-size-asian="15pt" style:font-weight-asian="bold" style:font-size-complex="15pt" style:font-weight-complex="bold"/>
    </style:style>
    <style:style style:name="P2" style:family="paragraph" style:parent-style-name="Standard">
      <style:text-properties fo:font-size="15pt" fo:font-weight="bold" officeooo:rsid="0031f3b4" officeooo:paragraph-rsid="0031f3b4" style:font-size-asian="15pt" style:font-weight-asian="bold" style:font-size-complex="15pt" style:font-weight-complex="bold"/>
    </style:style>
    <style:style style:name="P3" style:family="paragraph" style:parent-style-name="Standard">
      <style:text-properties style:font-name="Sans-serif" fo:font-size="18pt" fo:language="zxx" fo:country="none" officeooo:rsid="001c9691" officeooo:paragraph-rsid="001c9691" style:font-size-asian="18pt" style:language-asian="zxx" style:country-asian="none" style:font-size-complex="18pt" style:language-complex="zxx" style:country-complex="none"/>
    </style:style>
    <style:style style:name="P4" style:family="paragraph" style:parent-style-name="Standard">
      <style:text-properties style:font-name="Sans-serif" fo:font-size="18pt" fo:language="zxx" fo:country="none" officeooo:paragraph-rsid="001c6421" style:font-size-asian="18pt" style:language-asian="zxx" style:country-asian="none" style:font-size-complex="18pt" style:language-complex="zxx" style:country-complex="none"/>
    </style:style>
    <style:style style:name="P5" style:family="paragraph" style:parent-style-name="Standard">
      <style:text-properties style:font-name="Sans-serif" fo:font-size="18pt" fo:language="zxx" fo:country="none" officeooo:rsid="001d3f03" officeooo:paragraph-rsid="001d3f03" style:font-size-asian="18pt" style:language-asian="zxx" style:country-asian="none" style:font-size-complex="18pt" style:language-complex="zxx" style:country-complex="none"/>
    </style:style>
    <style:style style:name="P6" style:family="paragraph" style:parent-style-name="Standard">
      <style:text-properties style:font-name="Sans-serif" fo:font-size="18pt" fo:language="zxx" fo:country="none" officeooo:paragraph-rsid="002233d4" style:font-size-asian="18pt" style:language-asian="zxx" style:country-asian="none" style:font-size-complex="18pt" style:language-complex="zxx" style:country-complex="none"/>
    </style:style>
    <style:style style:name="P7" style:family="paragraph" style:parent-style-name="Standard">
      <style:text-properties style:font-name="Sans-serif" fo:font-size="18pt" fo:language="zxx" fo:country="none" officeooo:paragraph-rsid="002eec7c" style:font-size-asian="18pt" style:language-asian="zxx" style:country-asian="none" style:font-size-complex="18pt" style:language-complex="zxx" style:country-complex="none"/>
    </style:style>
    <style:style style:name="P8" style:family="paragraph" style:parent-style-name="Standard">
      <style:text-properties style:font-name="Sans-serif" fo:font-size="12pt" fo:language="zxx" fo:country="none" officeooo:paragraph-rsid="001c6421" style:language-asian="zxx" style:country-asian="none" style:language-complex="zxx" style:country-complex="none"/>
    </style:style>
    <style:style style:name="P9" style:family="paragraph" style:parent-style-name="Standard">
      <style:text-properties style:font-name="Sans-serif" fo:font-size="12pt" fo:language="zxx" fo:country="none" officeooo:paragraph-rsid="001cdb21" style:language-asian="zxx" style:country-asian="none" style:language-complex="zxx" style:country-complex="none"/>
    </style:style>
    <style:style style:name="P10" style:family="paragraph" style:parent-style-name="Standard">
      <style:text-properties style:font-name="Sans-serif" fo:font-size="12pt" fo:language="zxx" fo:country="none" officeooo:paragraph-rsid="001d3f03" style:language-asian="zxx" style:country-asian="none" style:language-complex="zxx" style:country-complex="none"/>
    </style:style>
    <style:style style:name="P11" style:family="paragraph" style:parent-style-name="Standard">
      <style:text-properties style:font-name="Sans-serif" fo:font-size="12pt" fo:language="zxx" fo:country="none" officeooo:paragraph-rsid="001ee15c" style:language-asian="zxx" style:country-asian="none" style:language-complex="zxx" style:country-complex="none"/>
    </style:style>
    <style:style style:name="P12" style:family="paragraph" style:parent-style-name="Standard">
      <style:text-properties style:font-name="Sans-serif" fo:font-size="12pt" fo:language="zxx" fo:country="none" officeooo:paragraph-rsid="001c9691" style:language-asian="zxx" style:country-asian="none" style:language-complex="zxx" style:country-complex="none"/>
    </style:style>
    <style:style style:name="P13" style:family="paragraph" style:parent-style-name="Standard">
      <style:text-properties style:font-name="Sans-serif" fo:font-size="12pt" fo:language="zxx" fo:country="none" officeooo:rsid="001d3f03" officeooo:paragraph-rsid="001d3f03" style:font-size-asian="18pt" style:language-asian="zxx" style:country-asian="none" style:font-size-complex="18pt" style:language-complex="zxx" style:country-complex="none"/>
    </style:style>
    <style:style style:name="P14" style:family="paragraph" style:parent-style-name="Standard">
      <style:text-properties style:font-name="Sans-serif" fo:font-size="12pt" fo:language="zxx" fo:country="none" fo:font-weight="normal" officeooo:rsid="00203de9" officeooo:paragraph-rsid="002233d4"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style:font-name="Sans-serif" fo:font-size="12pt" fo:language="zxx" fo:country="none" fo:font-weight="normal" officeooo:rsid="002233d4" officeooo:paragraph-rsid="002233d4"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style:font-name="Sans-serif" fo:font-size="12pt" fo:language="zxx" fo:country="none" officeooo:paragraph-rsid="002eec7c" style:font-size-asian="12pt" style:language-asian="zxx" style:country-asian="none" style:font-size-complex="12pt" style:language-complex="zxx" style:country-complex="none"/>
    </style:style>
    <style:style style:name="P17" style:family="paragraph" style:parent-style-name="Standard">
      <style:text-properties style:font-name="Sans-serif" fo:font-size="15pt" fo:language="zxx" fo:country="none" fo:font-weight="bold" officeooo:paragraph-rsid="0022ce1a" style:language-asian="zxx" style:country-asian="none" style:language-complex="zxx" style:country-complex="none"/>
    </style:style>
    <style:style style:name="P18" style:family="paragraph" style:parent-style-name="Standard">
      <style:text-properties style:font-name="Sans-serif" fo:font-size="15pt" fo:language="zxx" fo:country="none" fo:font-weight="bold" officeooo:rsid="0025bf9c" officeooo:paragraph-rsid="0025bf9c" style:language-asian="zxx" style:country-asian="none" style:language-complex="zxx" style:country-complex="none"/>
    </style:style>
    <style:style style:name="P19" style:family="paragraph" style:parent-style-name="Standard">
      <style:text-properties style:font-name="Sans-serif" fo:font-size="15pt" fo:language="zxx" fo:country="none" fo:font-weight="bold" officeooo:rsid="002233d4" officeooo:paragraph-rsid="0022ce1a" style:font-size-asian="15pt" style:language-asian="zxx" style:country-asian="none" style:font-weight-asian="bold" style:font-size-complex="15pt" style:language-complex="zxx" style:country-complex="none" style:font-weight-complex="bold"/>
    </style:style>
    <style:style style:name="P20" style:family="paragraph" style:parent-style-name="Standard">
      <style:text-properties style:font-name="Sans-serif" fo:font-size="15pt" fo:language="zxx" fo:country="none" fo:font-weight="bold" officeooo:rsid="00203de9" officeooo:paragraph-rsid="002233d4" style:font-size-asian="15pt" style:language-asian="zxx" style:country-asian="none" style:font-weight-asian="bold" style:font-size-complex="15pt" style:language-complex="zxx" style:country-complex="none" style:font-weight-complex="bold"/>
    </style:style>
    <style:style style:name="P21" style:family="paragraph" style:parent-style-name="Standard">
      <style:text-properties style:font-name="Sans-serif" fo:font-size="15pt" fo:language="zxx" fo:country="none" fo:font-weight="bold" officeooo:rsid="00290fdf" officeooo:paragraph-rsid="00290fdf" style:font-size-asian="15pt" style:language-asian="zxx" style:country-asian="none" style:font-weight-asian="bold" style:font-size-complex="15pt" style:language-complex="zxx" style:country-complex="none" style:font-weight-complex="bold"/>
    </style:style>
    <style:style style:name="P22" style:family="paragraph" style:parent-style-name="Standard">
      <style:text-properties style:font-name="Sans-serif" fo:font-size="15pt" fo:language="zxx" fo:country="none" fo:font-weight="bold" officeooo:rsid="002aa1ca" officeooo:paragraph-rsid="002aa1ca" style:font-size-asian="15pt" style:language-asian="zxx" style:country-asian="none" style:font-weight-asian="bold" style:font-size-complex="15pt" style:language-complex="zxx" style:country-complex="none" style:font-weight-complex="bold"/>
    </style:style>
    <style:style style:name="P23" style:family="paragraph" style:parent-style-name="Standard">
      <style:text-properties style:font-name="Sans-serif" fo:font-size="15pt" fo:language="zxx" fo:country="none" officeooo:paragraph-rsid="002eec7c" style:font-size-asian="15pt" style:language-asian="zxx" style:country-asian="none" style:font-size-complex="15pt" style:language-complex="zxx" style:country-complex="none"/>
    </style:style>
    <style:style style:name="P24" style:family="paragraph" style:parent-style-name="Standard">
      <style:text-properties style:font-name="Sans-serif" fo:language="zxx" fo:country="none" officeooo:paragraph-rsid="001c6421" style:language-asian="zxx" style:country-asian="none" style:language-complex="zxx" style:country-complex="none"/>
    </style:style>
    <style:style style:name="P25" style:family="paragraph" style:parent-style-name="Standard">
      <style:text-properties style:font-name="Sans-serif" fo:language="zxx" fo:country="none" officeooo:paragraph-rsid="001d3f03" style:language-asian="zxx" style:country-asian="none" style:language-complex="zxx" style:country-complex="none"/>
    </style:style>
    <style:style style:name="P26" style:family="paragraph" style:parent-style-name="Standard">
      <style:text-properties style:font-name="Sans-serif" fo:language="zxx" fo:country="none" officeooo:paragraph-rsid="001c9691" style:language-asian="zxx" style:country-asian="none" style:language-complex="zxx" style:country-complex="none"/>
    </style:style>
    <style:style style:name="P27" style:family="paragraph" style:parent-style-name="Standard">
      <style:text-properties style:font-name="Sans-serif" fo:language="zxx" fo:country="none" officeooo:paragraph-rsid="001ee15c" style:language-asian="zxx" style:country-asian="none" style:language-complex="zxx" style:country-complex="none"/>
    </style:style>
    <style:style style:name="P28" style:family="paragraph" style:parent-style-name="Standard">
      <style:text-properties fo:language="zxx" fo:country="none" officeooo:paragraph-rsid="002cb71b" style:language-asian="zxx" style:country-asian="none" style:language-complex="zxx" style:country-complex="none"/>
    </style:style>
    <style:style style:name="P29" style:family="paragraph" style:parent-style-name="Standard">
      <style:text-properties fo:language="zxx" fo:country="none" officeooo:paragraph-rsid="0030caa0" style:language-asian="zxx" style:country-asian="none" style:language-complex="zxx" style:country-complex="none"/>
    </style:style>
    <style:style style:name="P30" style:family="paragraph" style:parent-style-name="Standard">
      <style:text-properties officeooo:paragraph-rsid="002cb71b"/>
    </style:style>
    <style:style style:name="P31" style:family="paragraph" style:parent-style-name="Standard">
      <style:text-properties officeooo:paragraph-rsid="0030caa0"/>
    </style:style>
    <style:style style:name="P32" style:family="paragraph" style:parent-style-name="Text_20_body">
      <style:text-properties fo:language="zxx" fo:country="none" officeooo:paragraph-rsid="002cfbd8" style:language-asian="zxx" style:country-asian="none" style:language-complex="zxx" style:country-complex="none"/>
    </style:style>
    <style:style style:name="P33" style:family="paragraph" style:parent-style-name="Heading_20_1">
      <style:text-properties fo:language="zxx" fo:country="none" officeooo:paragraph-rsid="002cfbd8" style:language-asian="zxx" style:country-asian="none" style:language-complex="zxx" style:country-complex="none"/>
    </style:style>
    <style:style style:name="T1" style:family="text">
      <style:text-properties officeooo:rsid="001f0428"/>
    </style:style>
    <style:style style:name="T2" style:family="text">
      <style:text-properties officeooo:rsid="001c6421"/>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298306" style:font-size-asian="10.5pt" style:font-weight-asian="normal" style:font-size-complex="12pt" style:font-weight-complex="normal"/>
    </style:style>
    <style:style style:name="T9" style:family="text">
      <style:text-properties fo:font-size="12pt" fo:font-weight="normal" officeooo:rsid="002aa1ca" style:font-size-asian="10.5pt" style:font-weight-asian="normal" style:font-size-complex="12pt" style:font-weight-complex="normal"/>
    </style:style>
    <style:style style:name="T10" style:family="text">
      <style:text-properties fo:font-size="12pt" fo:font-weight="normal" officeooo:rsid="002be99a" style:font-size-asian="10.5pt" style:font-weight-asian="normal" style:font-size-complex="12pt" style:font-weight-complex="normal"/>
    </style:style>
    <style:style style:name="T11" style:family="text">
      <style:text-properties officeooo:rsid="001cdb21"/>
    </style:style>
    <style:style style:name="T12" style:family="text">
      <style:text-properties officeooo:rsid="0020d8d0"/>
    </style:style>
    <style:style style:name="T13" style:family="text">
      <style:text-properties officeooo:rsid="001d3f03"/>
    </style:style>
    <style:style style:name="T14" style:family="text">
      <style:text-properties style:font-size-asian="18pt" style:font-size-complex="18pt"/>
    </style:style>
    <style:style style:name="T15" style:family="text">
      <style:text-properties officeooo:rsid="001d3f03" style:font-size-asian="18pt" style:font-size-complex="18pt"/>
    </style:style>
    <style:style style:name="T16" style:family="text">
      <style:text-properties officeooo:rsid="001ee15c"/>
    </style:style>
    <style:style style:name="T17" style:family="text">
      <style:text-properties officeooo:rsid="00179eb5"/>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fo:font-weight="bold" officeooo:rsid="001d3f03" style:font-size-asian="15pt" style:font-weight-asian="bold" style:font-size-complex="15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233d4" style:font-weight-asian="normal" style:font-weight-complex="normal"/>
    </style:style>
    <style:style style:name="T22" style:family="text">
      <style:text-properties fo:font-weight="normal" officeooo:rsid="00203de9" style:font-weight-asian="normal" style:font-weight-complex="normal"/>
    </style:style>
    <style:style style:name="T23" style:family="text">
      <style:text-properties officeooo:rsid="0022ce1a"/>
    </style:style>
    <style:style style:name="T24" style:family="text">
      <style:text-properties fo:font-variant="normal" fo:text-transform="none" fo:color="#222222" fo:font-size="12pt" fo:letter-spacing="normal" fo:font-style="normal" fo:font-weight="normal" officeooo:rsid="0022ce1a" style:font-size-asian="12pt" style:font-weight-asian="normal" style:font-size-complex="12pt" style:font-weight-complex="normal"/>
    </style:style>
    <style:style style:name="T25" style:family="text">
      <style:text-properties fo:font-variant="normal" fo:text-transform="none" fo:color="#222222"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6"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8"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29" style:family="text">
      <style:text-properties fo:font-variant="normal" fo:text-transform="none" fo:color="#222222" style:text-line-through-style="none" style:text-line-through-type="none" fo:font-size="12pt" fo:letter-spacing="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30"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31" style:family="text">
      <style:text-properties fo:font-variant="normal" fo:text-transform="none" fo:color="#222222" style:text-line-through-style="none" style:text-line-through-type="none" style:font-name="Sans-serif" fo:font-size="12pt" fo:letter-spacing="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32"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33"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000000" fo:font-size="12pt" fo:letter-spacing="normal" fo:font-style="normal" fo:font-weight="normal" officeooo:rsid="0022ce1a" style:font-size-asian="12pt" style:font-weight-asian="normal" style:font-size-complex="12pt" style:font-weight-complex="normal"/>
    </style:style>
    <style:style style:name="T35" style:family="text">
      <style:text-properties fo:font-variant="normal" fo:text-transform="none" fo:color="#000000" fo:font-size="12pt" fo:letter-spacing="normal" fo:font-style="normal" fo:font-weight="normal" officeooo:rsid="00242b32" style:font-size-asian="12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37"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eec7c"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38"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caa0"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39"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caa0" style:text-blinking="false" fo:background-color="#ffffff" loext:char-shading-value="0" style:font-size-asian="10.5pt" style:language-asian="zxx" style:country-asian="none" style:font-weight-asian="normal" style:font-size-complex="12pt" style:language-complex="zxx" style:country-complex="none" style:font-weight-complex="normal"/>
    </style:style>
    <style:style style:name="T40"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bold" officeooo:rsid="0030caa0" style:text-blinking="false" fo:background-color="#ffffff" loext:char-shading-value="0" style:font-size-asian="12pt" style:language-asian="zxx" style:country-asian="none" style:font-weight-asian="bold" style:font-size-complex="12pt" style:language-complex="zxx" style:country-complex="none" style:font-weight-complex="bold"/>
    </style:style>
    <style:style style:name="T41" style:family="text">
      <style:text-properties fo:font-variant="normal" fo:text-transform="none" fo:color="#000000" style:text-line-through-style="none" style:text-line-through-type="none" style:font-name="sans-serif" fo:font-size="12pt" fo:letter-spacing="normal" fo:language="en" fo:country="US" fo:font-style="italic" style:text-underline-style="none" fo:font-weight="normal" officeooo:rsid="002eec7c"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42"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43"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44"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2eec7c" style:text-blinking="false" fo:background-color="#ffffff" loext:char-shading-value="0" style:font-size-asian="12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0.5pt" style:font-weight-asian="normal" style:font-size-complex="12pt" style:font-weight-complex="normal"/>
    </style:style>
    <style:style style:name="T46" style:family="text">
      <style:text-properties fo:font-variant="normal" fo:text-transform="none" fo:color="#000000" style:text-line-through-style="none" style:text-line-through-type="none" style:font-name="sans-serif" fo:font-size="12pt" fo:letter-spacing="normal" fo:font-style="normal" style:text-underline-style="none" officeooo:rsid="0030caa0" style:text-blinking="false" fo:background-color="#ffffff" loext:char-shading-value="0" style:font-size-asian="12pt" style:font-size-complex="12pt"/>
    </style:style>
    <style:style style:name="T47"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2eec7c" style:text-blinking="false" fo:background-color="#ffffff" loext:char-shading-value="0" style:font-size-asian="12pt" style:font-weight-asian="normal" style:font-size-complex="12pt" style:font-weight-complex="normal"/>
    </style:style>
    <style:style style:name="T48" style:family="text">
      <style:text-properties fo:font-variant="normal" fo:text-transform="none" fo:color="#000000" style:text-line-through-style="none" style:text-line-through-type="none" style:font-name="sans-serif" fo:letter-spacing="normal" fo:font-style="normal" style:text-underline-style="none" fo:font-weight="normal" officeooo:rsid="002233d4" style:text-blinking="false" fo:background-color="#ffffff" loext:char-shading-value="0" style:font-weight-asian="normal" style:font-weight-complex="normal"/>
    </style:style>
    <style:style style:name="T49" style:family="text">
      <style:text-properties fo:font-variant="normal" fo:text-transform="none" fo:color="#000000" style:text-line-through-style="none" style:text-line-through-type="none" style:font-name="sans-serif" fo:letter-spacing="normal" fo:font-style="normal" style:text-underline-style="none" fo:font-weight="normal" officeooo:rsid="00203de9" style:text-blinking="false" fo:background-color="#ffffff" loext:char-shading-value="0" style:font-weight-asian="normal" style:font-weight-complex="normal"/>
    </style:style>
    <style:style style:name="T50" style:family="text">
      <style:text-properties fo:font-variant="normal" fo:text-transform="none" fo:color="#000000" style:text-line-through-style="none" style:text-line-through-type="none" style:font-name="sans-serif" fo:letter-spacing="normal" fo:font-style="normal" style:text-underline-style="none" fo:font-weight="normal" officeooo:rsid="002eec7c" style:text-blinking="false" fo:background-color="#ffffff" loext:char-shading-value="0" style:font-weight-asian="normal" style:font-weight-complex="normal"/>
    </style:style>
    <style:style style:name="T51" style:family="text">
      <style:text-properties fo:font-variant="normal" fo:text-transform="none" fo:color="#000000" style:text-line-through-style="none" style:text-line-through-type="none" style:font-name="sans-serif" fo:letter-spacing="normal" fo:font-style="normal" style:text-underline-style="none" fo:font-weight="normal" officeooo:rsid="002fa495" style:text-blinking="false" fo:background-color="#ffffff" loext:char-shading-value="0" style:font-weight-asian="normal" style:font-weight-complex="normal"/>
    </style:style>
    <style:style style:name="T52" style:family="text">
      <style:text-properties fo:font-variant="normal" fo:text-transform="none" fo:color="#000000" style:text-line-through-style="none" style:text-line-through-type="none" style:font-name="sans-serif" fo:letter-spacing="normal" fo:language="zxx" fo:country="none" fo:font-style="normal" style:text-underline-style="none" fo:font-weight="normal" officeooo:rsid="002eec7c" style:text-blinking="false" fo:background-color="#ffffff" loext:char-shading-value="0" style:language-asian="zxx" style:country-asian="none" style:font-weight-asian="normal" style:language-complex="zxx" style:country-complex="none" style:font-weight-complex="normal"/>
    </style:style>
    <style:style style:name="T53" style:family="text">
      <style:text-properties fo:font-variant="normal" fo:text-transform="none" fo:color="#000000" style:text-line-through-style="none" style:text-line-through-type="none" style:font-name="sans-serif" fo:font-size="15pt" fo:letter-spacing="normal" fo:language="zxx" fo:country="none" fo:font-style="normal" style:text-underline-style="none" fo:font-weight="bold" officeooo:rsid="002fa495" style:text-blinking="false" fo:background-color="#ffffff" loext:char-shading-value="0" style:font-size-asian="15pt" style:language-asian="zxx" style:country-asian="none" style:font-weight-asian="bold" style:font-size-complex="15pt" style:language-complex="zxx" style:country-complex="none" style:font-weight-complex="bold"/>
    </style:style>
    <style:style style:name="T54" style:family="text">
      <style:text-properties fo:font-variant="normal" fo:text-transform="none" fo:color="#000000" style:text-line-through-style="none" style:text-line-through-type="none" style:font-name="sans-serif" fo:font-size="15pt" fo:letter-spacing="normal" fo:language="zxx" fo:country="none" fo:font-style="normal" style:text-underline-style="none" fo:font-weight="bold" officeooo:rsid="0030caa0" style:text-blinking="false" fo:background-color="#ffffff" loext:char-shading-value="0" style:font-size-asian="15pt" style:language-asian="zxx" style:country-asian="none" style:font-weight-asian="bold" style:font-size-complex="15pt" style:language-complex="zxx" style:country-complex="none" style:font-weight-complex="bold"/>
    </style:style>
    <style:style style:name="T55" style:family="text">
      <style:text-properties fo:font-variant="normal" fo:text-transform="none" fo:color="#000000" style:text-line-through-style="none" style:text-line-through-type="none" style:font-name="sans-serif" fo:font-size="15pt" fo:letter-spacing="normal" fo:font-style="normal" style:text-underline-style="none" fo:font-weight="bold" officeooo:rsid="002fa495" style:text-blinking="false" fo:background-color="#ffffff" loext:char-shading-value="0" style:font-size-asian="15pt" style:font-weight-asian="bold" style:font-size-complex="15pt" style:font-weight-complex="bold"/>
    </style:style>
    <style:style style:name="T56" style:family="text">
      <style:text-properties fo:font-variant="normal" fo:text-transform="none" fo:color="#000000" style:text-line-through-style="none" style:text-line-through-type="none" style:font-name="sans-serif" fo:font-size="15pt" fo:letter-spacing="normal" fo:font-style="normal" style:text-underline-style="none" fo:font-weight="bold" officeooo:rsid="0030caa0" style:text-blinking="false" fo:background-color="#ffffff" loext:char-shading-value="0" style:font-size-asian="15pt" style:font-weight-asian="bold" style:font-size-complex="15pt" style:font-weight-complex="bold"/>
    </style:style>
    <style:style style:name="T57"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2cfbd8" style:text-blinking="false" fo:background-color="#ffffff" loext:char-shading-value="0" style:font-size-asian="12pt" style:font-weight-asian="normal" style:font-size-complex="12pt" style:font-weight-complex="normal"/>
    </style:style>
    <style:style style:name="T59"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60"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61" style:family="text">
      <style:text-properties fo:font-variant="normal" fo:text-transform="none" fo:color="#000000" style:text-line-through-style="none" style:text-line-through-type="none" style:font-name="Sans-serif" fo:font-size="12pt" fo:letter-spacing="normal" fo:font-style="normal" style:text-underline-style="none" style:text-blinking="false" fo:background-color="#ffffff" loext:char-shading-value="0" style:font-size-asian="12pt" style:font-size-complex="12pt"/>
    </style:style>
    <style:style style:name="T62" style:family="text">
      <style:text-properties fo:font-variant="normal" fo:text-transform="none" fo:color="#000000" style:text-line-through-style="none" style:text-line-through-type="none" style:font-name="Sans-serif" fo:font-size="12pt" fo:letter-spacing="normal" fo:font-style="normal" style:text-underline-style="none" officeooo:rsid="0030caa0" style:text-blinking="false" fo:background-color="#ffffff" loext:char-shading-value="0" style:font-size-asian="12pt" style:font-size-complex="12pt"/>
    </style:style>
    <style:style style:name="T63" style:family="text">
      <style:text-properties fo:font-variant="normal" fo:text-transform="none" fo:color="#000000" style:text-line-through-style="none" style:text-line-through-type="none" style:font-name="Sans-serif" fo:font-size="12pt" fo:letter-spacing="normal" fo:font-style="normal" style:text-underline-style="none" style:text-blinking="false" fo:background-color="#ffffff" loext:char-shading-value="0" style:font-size-asian="10.5pt" style:font-size-complex="12pt"/>
    </style:style>
    <style:style style:name="T64"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65"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cfbd8"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66" style:family="text">
      <style:text-properties fo:font-variant="normal" fo:text-transform="none" fo:color="#000000" style:text-line-through-style="none" style:text-line-through-type="none" style:font-name="Sans-serif" fo:font-size="12pt" fo:letter-spacing="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Sans-serif" fo:letter-spacing="normal" fo:font-style="normal" style:text-underline-style="none" style:text-blinking="false" fo:background-color="#ffffff" loext:char-shading-value="0"/>
    </style:style>
    <style:style style:name="T68" style:family="text">
      <style:text-properties fo:font-variant="normal" fo:text-transform="none" fo:color="#000000" style:text-line-through-style="none" style:text-line-through-type="none" style:font-name="Sans-serif" fo:letter-spacing="normal" fo:font-style="normal" style:text-underline-style="none" officeooo:rsid="0030caa0" style:text-blinking="false" fo:background-color="#ffffff" loext:char-shading-value="0"/>
    </style:style>
    <style:style style:name="T69" style:family="text">
      <style:text-properties fo:font-variant="normal" fo:text-transform="none" fo:color="#000000" style:font-name="sans-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70" style:family="text">
      <style:text-properties fo:font-variant="normal" fo:text-transform="none" fo:color="#000000" style:font-name="sans-serif" fo:font-size="12pt" fo:letter-spacing="normal" fo:language="zxx" fo:country="none" fo:font-style="normal" fo:font-weight="normal" officeooo:rsid="002cfbd8" style:font-size-asian="12pt" style:language-asian="zxx" style:country-asian="none" style:font-weight-asian="normal" style:font-size-complex="12pt" style:language-complex="zxx" style:country-complex="none" style:font-weight-complex="normal"/>
    </style:style>
    <style:style style:name="T71" style:family="text">
      <style:text-properties fo:font-variant="normal" fo:text-transform="none" fo:color="#000000" style:font-name="sans-serif" fo:font-size="12pt" fo:letter-spacing="normal" fo:language="zxx" fo:country="none" fo:font-style="normal" fo:font-weight="normal" officeooo:rsid="002eec7c" style:font-size-asian="12pt" style:language-asian="zxx" style:country-asian="none" style:font-weight-asian="normal" style:font-size-complex="12pt" style:language-complex="zxx" style:country-complex="none" style:font-weight-complex="normal"/>
    </style:style>
    <style:style style:name="T72" style:family="text">
      <style:text-properties fo:font-variant="normal" fo:text-transform="none" fo:color="#000000" style:font-name="sans-serif"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000000" style:font-name="sans-serif" fo:font-size="12pt" fo:letter-spacing="normal" fo:font-style="normal" fo:font-weight="normal" officeooo:rsid="002cfbd8" style:font-size-asian="12pt" style:font-weight-asian="normal" style:font-size-complex="12pt" style:font-weight-complex="normal"/>
    </style:style>
    <style:style style:name="T74" style:family="text">
      <style:text-properties fo:font-variant="normal" fo:text-transform="none" fo:color="#000000" style:font-name="sans-serif" fo:font-size="12pt" fo:letter-spacing="normal" fo:font-style="normal" fo:font-weight="normal" officeooo:rsid="002eec7c" style:font-size-asian="12pt" style:font-weight-asian="normal" style:font-size-complex="12pt" style:font-weight-complex="normal"/>
    </style:style>
    <style:style style:name="T75" style:family="text">
      <style:text-properties fo:font-variant="normal" fo:text-transform="none" fo:color="#000000" style:font-name="sans-serif" fo:font-size="15pt" fo:letter-spacing="normal" fo:language="zxx" fo:country="none" fo:font-style="normal" fo:font-weight="bold" style:font-size-asian="15pt" style:language-asian="zxx" style:country-asian="none" style:font-weight-asian="bold" style:font-size-complex="15pt" style:language-complex="zxx" style:country-complex="none" style:font-weight-complex="bold"/>
    </style:style>
    <style:style style:name="T76" style:family="text">
      <style:text-properties fo:font-variant="normal" fo:text-transform="none" fo:color="#000000" style:font-name="sans-serif" fo:font-size="15pt" fo:letter-spacing="normal" fo:font-style="normal" fo:font-weight="bold" style:font-size-asian="15pt" style:font-weight-asian="bold" style:font-size-complex="15pt" style:font-weight-complex="bold"/>
    </style:style>
    <style:style style:name="T77" style:family="text">
      <style:text-properties fo:font-variant="normal" fo:text-transform="none" fo:color="#000000" style:font-name="Sans-serif" fo:font-size="12pt" fo:letter-spacing="normal" fo:font-style="normal" fo:font-weight="normal" style:font-size-asian="12pt" style:font-weight-asian="normal" style:font-size-complex="12pt" style:font-weight-complex="normal"/>
    </style:style>
    <style:style style:name="T78" style:family="text">
      <style:text-properties fo:font-variant="normal" fo:text-transform="none" fo:color="#000000" style:font-name="Sans-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7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82" style:family="text">
      <style:text-properties fo:font-variant="normal" fo:text-transform="none" fo:color="#0b008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8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84" style:family="text">
      <style:text-properties fo:color="#000000" officeooo:rsid="0022ce1a"/>
    </style:style>
    <style:style style:name="T85" style:family="text">
      <style:text-properties fo:color="#000000" style:text-line-through-style="none" style:text-line-through-type="none" fo:font-size="12pt" style:text-underline-style="none" fo:font-weight="normal" officeooo:rsid="0030caa0" style:text-blinking="false" fo:background-color="#ffffff" loext:char-shading-value="0" style:font-size-asian="12pt" style:font-weight-asian="normal" style:font-size-complex="12pt" style:font-weight-complex="normal"/>
    </style:style>
    <style:style style:name="T86" style:family="text">
      <style:text-properties fo:color="#000000" style:text-line-through-style="none" style:text-line-through-type="none" fo:font-size="12pt" style:text-underline-style="none" officeooo:rsid="0030caa0" style:text-blinking="false" fo:background-color="#ffffff" loext:char-shading-value="0" style:font-size-asian="12pt" style:font-size-complex="12pt"/>
    </style:style>
    <style:style style:name="T87" style:family="text">
      <style:text-properties style:font-name="Sans-serif" fo:font-size="15pt" fo:language="zxx" fo:country="none" fo:font-weight="bold" officeooo:rsid="002cb71b" style:font-size-asian="13.1000003814697pt" style:language-asian="zxx" style:country-asian="none" style:font-weight-asian="bold" style:font-size-complex="15pt" style:language-complex="zxx" style:country-complex="none" style:font-weight-complex="bold"/>
    </style:style>
    <style:style style:name="T88" style:family="text">
      <style:text-properties style:font-name="Sans-serif" fo:font-size="15pt" fo:font-weight="bold" officeooo:rsid="002cb71b" style:font-size-asian="13.1000003814697pt" style:font-weight-asian="bold" style:font-size-complex="15pt" style:font-weight-complex="bold"/>
    </style:style>
    <style:style style:name="T89" style:family="text">
      <style:text-properties style:font-name="Sans-serif" fo:font-size="12pt" fo:language="zxx" fo:country="none" fo:font-weight="normal" officeooo:rsid="002cb71b" style:font-size-asian="10.5pt" style:language-asian="zxx" style:country-asian="none" style:font-weight-asian="normal" style:font-size-complex="12pt" style:language-complex="zxx" style:country-complex="none" style:font-weight-complex="normal"/>
    </style:style>
    <style:style style:name="T90" style:family="text">
      <style:text-properties style:font-name="Sans-serif" fo:font-size="12pt" fo:font-weight="normal" officeooo:rsid="002cb71b" style:font-size-asian="10.5pt" style:font-weight-asian="normal" style:font-size-complex="12pt" style:font-weight-complex="normal"/>
    </style:style>
    <style:style style:name="T91" style:family="text">
      <style:text-properties fo:font-size="18pt" style:font-size-asian="18pt" style:font-size-complex="18pt"/>
    </style:style>
    <style:style style:name="T92" style:family="text">
      <style:text-properties fo:font-size="18pt" officeooo:rsid="001cdb21" style:font-size-asian="18pt" style:font-size-complex="18pt"/>
    </style:style>
    <style:style style:name="T93" style:family="text">
      <style:text-properties officeooo:rsid="00203de9"/>
    </style:style>
    <style:style style:name="T94" style:family="text">
      <style:text-properties officeooo:rsid="00203de9" style:font-size-asian="15pt" style:font-weight-asian="bold" style:font-size-complex="15pt" style:font-weight-complex="bold"/>
    </style:style>
    <style:style style:name="T95" style:family="text">
      <style:text-properties officeooo:rsid="002765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VOD</text:p>
      <text:p text:style-name="P8"/>
      <text:p text:style-name="P8"/>
      <text:p text:style-name="P8"><text:span text:style-name="T1">Razvoj programskih jezika, u bliskoj je vezi sa razvojem računara tj. sa ra</text:span>zvojem hardvera. Programiranje u današnjem smislu nastalo je sa pojavom računara fon Nojmanovog tipa čiji se rad kontroliše programima koji su smešteni u memoriji, zajedno sa podacima nad kojim operišu. Na prvim računarima tog tipa moglo je da se programira samo na mašinski zavisnim programskim jezicima, a od polovine 1950-ih nastali su jezici višeg nivoa koji su drastično olakšali programiranje.</text:p>
      <text:p text:style-name="P8">Prvi programski jezici zahtevali su od programera da bude upoznat sa najfinijim detaljima računara koji se programira. Problemi ovakvog načina programiranja su višestruki. Naime, ukoliko je želeo da programira na novom računaru, programer je morao da izuči sve detalje njegove arhitekture (na primer, skup instrukcija procesora, broj registara, organizaciju memorije). Programi napisani za jedan računar mogli su da se izvršavaju isključivo na istim takvim</text:p>
      <text:p text:style-name="P8">računarima i prenosivost programa nije bila moguća.</text:p>
      <text:p text:style-name="P8">Viši programski jezici namenjeni su ljudima a ne mašinama i sakrivaju deta-</text:p>
      <text:p text:style-name="P8">lje konkretnih računara od programera. Specijalizovani programi (tzv. Jezički procesori, programski prevodioci <text:span text:style-name="T2">ili </text:span>kompilatori i interpretatori) na osnovu spe-</text:p>
      <text:p text:style-name="P8">cifikacije zadate na višem (apstraktnijem) nivou mogu automatski da proizvedu</text:p>
      <text:p text:style-name="P8">mašinski kôd za specifičan računar na kojem se programi izvršavaju. Ovim se omogućava prenosivost programa (pri čemu, da bi se program mogao <text:span text:style-name="T2">i</text:span>zvršavati na nekom konkretnom računaru, potrebno je da postoji procesor višeg programskog jezika baš za taj računar). Takođe, znatno se povećava nivo apstrakcije prilikom procesa programiranja što u mnogome olakšava ovaj proces.</text:p>
      <text:p text:style-name="P8">Razvojni ciklus programa u većini savremenih viših programskih jezika teče</text:p>
      <text:p text:style-name="P8">na sledeći način. Danas je, nakon faze planiranja, prva faza u razvoju programa njegovo pisanje tj. unošenje programa na višem programskom jeziku</text:p>
      <text:p text:style-name="P24"><text:span text:style-name="T3">(tzv. izvorni program ili izvorni kôd </text:span>– <text:span text:style-name="T3">engl. source code), što se radi pomoću</text:span></text:p>
      <text:p text:style-name="P8">nekog editora teksta. Naredna faza je njegovo prevođenje, kada se na osnovu</text:p>
      <text:p text:style-name="P24"><text:span text:style-name="T3">izvornog programa na višem programskom jeziku dobija prevedeni kôd na asemblerskom odnosno mašinskom jeziku (tzv.objektni kôd</text:span>– <text:span text:style-name="T3">engl. object code),</text:span></text:p>
      <text:p text:style-name="P8">što se radi pomoću nekog programskog prevodioca. U fazi povezivanja više objektnih programa povezuje se sa objektnim kôdom iz standardne biblioteke u jedinstvenu celinu (tzv. izvršivi program – engl. executable program). Povezivanje vrši specijalizovan program povezivač, tj. linker</text:p>
      <text:p text:style-name="P8">(engl. linker) ili uređivač veza. Nakon povezivanja, kreiran je program u izvršivom obliku i on može da se izvršava. Nabrojane faze se obično ponavljaju, vrši se dopuna programa, ispravljanje grešaka, itd.</text:p>
      <text:p text:style-name="P8"/>
      <text:p text:style-name="P8"/>
      <text:p text:style-name="P3">Razvoj programskih jezika</text:p>
      <text:p text:style-name="P3"/>
      <text:p text:style-name="P3">nesto o tome ukratko</text:p>
      <text:p text:style-name="P3"/>
      <text:p text:style-name="P3">slika</text:p>
      <text:p text:style-name="P4"><text:soft-page-break/></text:p>
      <text:p text:style-name="P25"><text:span text:style-name="T92">I generacija racunara(</text:span><text:span text:style-name="T91">1939 -1958</text:span><text:span text:style-name="T92">)</text:span></text:p>
      <text:p text:style-name="P9"/>
      <text:p text:style-name="P9"><text:span text:style-name="T16">K</text:span>orist<text:span text:style-name="T16">e</text:span> elektronske cevi kao osnovne logicke elemente <text:span text:style-name="T11">koje su</text:span> nepouzdane, trose mnogo struje, mnogo se zagrevaju, velike su i mnogobrojne, pa su racunarni ogromni. </text:p>
      <text:p text:style-name="P9"/>
      <text:p text:style-name="P9"><text:span text:style-name="T11">U</text:span>lazn<text:span text:style-name="T11">a</text:span> tehnologij<text:span text:style-name="T11">a-</text:span>busene kartice, </text:p>
      <text:p text:style-name="P9">unutrasn<text:span text:style-name="T11">ja</text:span> memorij<text:span text:style-name="T11">a-rotirajuci magnetni dobosi</text:span>,</text:p>
      <text:p text:style-name="P9">jezik za programiranje - masinski ili simbolicki <text:span text:style-name="T12">(asemblerski)</text:span>. </text:p>
      <text:p text:style-name="P4"/>
      <text:p text:style-name="P5">II generacija racunara(<text:span text:style-name="T11">1959-1963</text:span>)</text:p>
      <text:p text:style-name="P10"/>
      <text:p text:style-name="P10"><text:span text:style-name="T13">Pocinju da se prave</text:span> tranzistori <text:span text:style-name="T13">od silicijuma koji</text:span> su sitniji, <text:span text:style-name="T13">jeftiniji</text:span>, zauzimaju</text:p>
      <text:p text:style-name="P10">mnogo manje prostora, pouzdaniji su, trose manje struje, manje se zagrevaju <text:span text:style-name="T13">i</text:span> brzi su od elektronskih cevi. Kao i cevi, morali su da se zavaruju i uklapaju</text:p>
      <text:p text:style-name="P10">zajedno tako da formiraju elektronsko kolo.</text:p>
      <text:p text:style-name="P10"/>
      <text:p text:style-name="P11">unutrasnja memorija-magnetno jezgro (mali magneti oblika</text:p>
      <text:p text:style-name="P11">torusa)</text:p>
      <text:p text:style-name="P11">spolj<text:span text:style-name="T16">asnja</text:span> memorij<text:span text:style-name="T16">a- magnetni diskovi i trake</text:span></text:p>
      <text:p text:style-name="P11">za programi<text:span text:style-name="T16">ranje se koriste visi programski jezici</text:span></text:p>
      <text:p text:style-name="P10"/>
      <text:p text:style-name="P10">Koriscenje racunara je u velikom <text:span text:style-name="T14">porastu, javljaju se novi korisnici i programski paketi. Programi postaju citljiviji I </text:span><text:span text:style-name="T15">prenosiviji.</text:span></text:p>
      <text:p text:style-name="P13"/>
      <text:p text:style-name="P13"/>
      <text:p text:style-name="P26"><text:span text:style-name="T18">FORTRAN</text:span><text:span text:style-name="T5">-</text:span><text:span text:style-name="T3">nastao u periodu 1953-1957 godine. Njegov glavni autor je Džon Bakus, koji je implementirao i prvi interpretator i prvi kompilator za ovaj jezik. Ime FORTRAN dolazi od </text:span><text:span text:style-name="T4">The IBM Mathematical FORmula TRANslating System</text:span><text:span text:style-name="T3">, što ukazuje na to da je osnovna motivacija bila da se u okviru naučno-tehničkih primena omogući unošenje matematičkih formula, dok je sistem taj koji bi unete matematičke formule prevodio u niz instrukcija koje računar može da izvršava. </text:span>Do danas Fortran je dodao podršku za struktuirano, objektno-orjentisano i konkurentno programiranje. <text:span text:style-name="T3">Fortran je bio baza za dizajn velikom broju programskih jezika. Jedan od poznatijih čiji se dizajn bazira na Fortranu II je BASIC.</text:span></text:p>
      <text:p text:style-name="P12"/>
      <text:p text:style-name="P11"><text:span text:style-name="T19">Lisp</text:span><text:span text:style-name="T13"> (LISt Processing) - Dzon Mekarti (John McCarthy, SAD) ga objavljuje godinu dana nakon FORTRAN-a (</text:span>1958). <text:span text:style-name="T16">P</text:span>ravi <text:span text:style-name="T16">je</text:span> primer funkcionalnog programiranja. Na početku je bio omiljen za razvoj veštačke inteligencije. Kao jedan od prvih programskih jezika, Lisp je dodao ideje o strukturi <text:span text:style-name="T17">stabla</text:span>, automatsko skladistenje podataka, funkcije viseg reda, rekurziju itd. <text:s/></text:p>
      <text:p text:style-name="P11"/>
      <text:p text:style-name="P27"><text:span text:style-name="T18">COBOL</text:span><text:span text:style-name="T3"> (COmmon Business Oriented Language)-</text:span>služi za pisanje biznis i finansijskih aplikacija i kao podrška administrativnim sistemima u kompanijama i vladama. <text:span text:style-name="T93">D</text:span>izajniran <text:span text:style-name="T93">je</text:span> 1959. godine od strane <text:span text:style-name="T84">CODASYL</text:span> i delimično se bazirao na prethodnom programskom jeziku koji je dizajnirala <text:span text:style-name="T23">Grejs Hoper</text:span>. <text:span text:style-name="T93">Proširenja uknjučuju podršku za strukturalno i objektno-orijentisano programiranje. </text:span></text:p>
      <text:p text:style-name="P17"><text:soft-page-break/><text:span text:style-name="T94">ALGOL</text:span><text:span text:style-name="T24"> </text:span><text:span text:style-name="T34">(ALGOrithmic Language) – proceduralni jezik, izmi</text:span><text:span text:style-name="T35">šljen 1958. godine.</text:span></text:p>
      <text:p text:style-name="P18"><text:span text:style-name="T35">D</text:span><text:span text:style-name="T33">izajniran je kako bi se izbegli neki problemi sa FORTRAN-om. Imao je dosta uticaja jezike koji su dosli kasnije kao što su C,paskal i jos mnogo drugih.</text:span></text:p>
      <text:p text:style-name="P19"/>
      <text:p text:style-name="P6"><text:span text:style-name="T21">III</text:span><text:span text:style-name="T22"> generacija </text:span><text:span text:style-name="T21">racunara</text:span>(1964 - sredina 70-tih)</text:p>
      <text:p text:style-name="P20"/>
      <text:p text:style-name="P14"/>
      <text:p text:style-name="P15"><text:span text:style-name="T95">Treća generacija računara b</text:span>ila je zasnovana na integrisanim kolima smeštenim na silicijumskim čipovima. <text:span text:style-name="T95">Računari se smanjuju i njihova brzina je veća, samim tim imaju veću primenu u društvu. Njihova poslovna primena je zahtevala nove programske jezik. Pored toga uvode se i standardi za više programske jezike kao što je ANSI FORTRAN. Većina jezičkih paradigmi koje danas koristimo su nastale u ovo doba.</text:span></text:p>
      <text:p text:style-name="P15"/>
      <text:p text:style-name="P21">Simula<text:span text:style-name="T6"> –</text:span><text:span text:style-name="T7"> dizajniran 196</text:span><text:span text:style-name="T9">2</text:span><text:span text:style-name="T7">, </text:span><text:span text:style-name="T8">koji je sintaksicki naslednik ALGOL 60 , </text:span><text:span text:style-name="T9">smatra se prvim objektno-orjentisanim jezikom, zbog uvodjenja objekata, klasi, nasleđivanja i slično. Koristi se za modeliranje procesa, algoritama, protokola kao i u rašunarskoj grafici.</text:span></text:p>
      <text:p text:style-name="P21"><text:span text:style-name="T9"/></text:p>
      <text:p text:style-name="P22">C –<text:span text:style-name="T7"> proceduralni programski jezik nastao 1972. godine . Autor jezika je Denis Riči, a nastao u istaživačkom centru Bell Laboratories za potrebe operativnog sistema UNIX. </text:span><text:span text:style-name="T10">Njegova arhitektura i logika se nije mnogo razlikovala od asemblerske. Takođe postoje izrazi koji pozivaju odgovarajuće asemblerske naredbe.</text:span></text:p>
      <text:p text:style-name="P22"><text:span text:style-name="T10"/></text:p>
      <text:p text:style-name="P30"><text:span text:style-name="T87">Pascal </text:span><text:span text:style-name="T89">- </text:span><text:a xlink:type="simple" xlink:href="https://sr.wikipedia.org/wiki/Императивно_програмирање" text:style-name="Internet_20_link" text:visited-style-name="Visited_20_Internet_20_Link"><text:span text:style-name="T64">imperativn</text:span></text:a><text:span text:style-name="T65">i</text:span><text:span text:style-name="T64">programski jezi</text:span><text:span text:style-name="T65">k</text:span><text:span text:style-name="T78">, koji je </text:span><text:span text:style-name="T64">1970</text:span><text:span text:style-name="T78">. godine razvio </text:span><text:span text:style-name="T64">Niklaus Virt</text:span><text:span text:style-name="T78">, kao jezik pogodan za učenje </text:span><text:span text:style-name="T64">strukturnog programiranja</text:span><text:span text:style-name="T78">. Imenovan je po čuvenom francuskom </text:span><text:span text:style-name="T64">matematičaru </text:span><text:span text:style-name="T78">I </text:span><text:span text:style-name="T64">filozofu Blezu Paskalu</text:span><text:span text:style-name="T78">, tvorcu prve računske mašine koja je imala mogućnost izvođenja operacije sabiranja. Standardizovan je 1983. godine od strane Međunarodnog komiteta za standardizaciju.</text:span><text:span text:style-name="T69">Paskal je razvijen po obrazcu jezika </text:span><text:span text:style-name="T36">ALGOL 60</text:span><text:span text:style-name="T69">.</text:span></text:p>
      <text:p text:style-name="P28"><text:span text:style-name="T72"/></text:p>
      <text:h text:style-name="P33" text:outline-level="1"><text:bookmark text:name="firstHeading"/><text:span text:style-name="T76">SQL</text:span><text:span text:style-name="T72"> </text:span><text:span text:style-name="T73">(Structured Query Language)</text:span><text:span text:style-name="T72">– </text:span><text:span text:style-name="T73">je relacioni upitni jezik </text:span><text:span text:style-name="T74">nastao u IBM-ovoj istraživačkoj laboratoriji 1974. godine. Jezik se u početku zvao </text:span><text:span text:style-name="T44">SEQUEL (</text:span><text:span text:style-name="T47">Structured English Query Language</text:span><text:span text:style-name="T44">) i predstavljao je programski interfejs (API) za System R, prototipski sistem za upravljanje bazom podataka.</text:span></text:h>
      <text:p text:style-name="P32"><text:span text:style-name="T44"/></text:p>
      <text:p text:style-name="P7"><text:span text:style-name="T48">I</text:span><text:span text:style-name="T50">V</text:span><text:span text:style-name="T49"> generacija </text:span><text:span text:style-name="T48">racunara</text:span><text:span text:style-name="T50">(1980-1990) </text:span><text:span text:style-name="T51">pre interneta</text:span></text:p>
      <text:p text:style-name="P23"><text:span text:style-name="T50"/></text:p>
      <text:p text:style-name="P16"><text:span text:style-name="T50"/></text:p>
      <text:p text:style-name="P16"><text:span text:style-name="T51">Četvrta generacija zansovana</text:span><text:span text:style-name="T50"> je na visoko integrisanim kolima kod kojih je na hiljade kola smešeno na jedan silikonski čip. </text:span><text:span text:style-name="T51">Prvi mikropocesori su nastali i cela procesorksa jedinica je stajala na jednom čipu. Ovakva tehnologija smanjila je veličinu računara pa su samim tim bili i pogodniji za kućnu upotrebu.</text:span></text:p>
      <text:p text:style-name="P16"><text:span text:style-name="T51"/></text:p>
      <text:p text:style-name="P29"><text:soft-page-break/><text:span text:style-name="T55">C</text:span><text:span text:style-name="T56">++</text:span><text:span text:style-name="T43"> </text:span><text:span text:style-name="T45">- </text:span><text:span text:style-name="T42">viši programski jezik koji je prvobitno razvijen u Bell Labs za objektno orijentisano programiranje u projektu pod rukovodstvom Bjarnea Stroustrupa tokom 1980-ih kao proširenje programskog jezika C. </text:span><text:span text:style-name="T43">Kasnije 1998. godine je i standardizovan.</text:span></text:p>
      <text:p text:style-name="P29"><text:span text:style-name="T43"/></text:p>
      <text:p text:style-name="P31"><text:span text:style-name="T40">MATLAB</text:span><text:span text:style-name="T38"> (Matrix Laboratory)- </text:span><text:span text:style-name="T59">okruženje za numeričke proračune</text:span><text:span text:style-name="T66"> </text:span><text:span text:style-name="T59">i programski jezik četvrte generacije</text:span><text:span text:style-name="T66"> </text:span><text:span text:style-name="T59">koji je razvila firma -MathWorks. MATLAB omogućava lako manipulisanje matricama, prikazivanje funkcija</text:span><text:span text:style-name="T66"> </text:span><text:span text:style-name="T59">i fitovanje, implementaciju algoritama, stvaranje grafičkog korisničkog interfejsa kao i povezivanje sa programima pisanim u drugim jezicima među kojima su C, C++, C#, Java, Fortran</text:span><text:span text:style-name="T66"> </text:span><text:span text:style-name="T59">i Python.</text:span></text:p>
      <text:p text:style-name="P31"><text:span text:style-name="T59"/></text:p>
      <text:p text:style-name="P1"><text:span text:style-name="T68">P</text:span><text:span text:style-name="T67">erl </text:span><text:span text:style-name="T60">-</text:span></text:p>
      <text:p text:style-name="P1"><text:span text:style-name="T60"/></text:p>
      <text:p text:style-name="P2"><text:span text:style-name="T67">Wolfram Language</text:span><text:span text:style-name="T6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serif" svg:font-family="Sans-serif"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0:59:26.271978067</meta:creation-date>
    <dc:date>2018-10-31T14:08:23.336598991</dc:date>
    <meta:editing-duration>PT10M57S</meta:editing-duration>
    <meta:editing-cycles>5</meta:editing-cycles>
    <meta:generator>LibreOffice/6.1.2.1$Linux_X86_64 LibreOffice_project/10$Build-1</meta:generator>
    <meta:document-statistic meta:table-count="0" meta:image-count="0" meta:object-count="0" meta:page-count="4" meta:paragraph-count="49" meta:word-count="1143" meta:character-count="8071" meta:non-whitespace-character-count="6966"/>
  </office:meta>
</office:document-meta>
</file>